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0521" svg:font-family="P052"/>
    <style:font-face style:name="P052" svg:font-family="P05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2" style:family="graphic" style:parent-style-name="objectwithoutfill">
      <style:graphic-properties draw:stroke="dash" draw:stroke-dash="Double_20_Dash_20_Dot" svg:stroke-color="#000000" draw:fill="solid" draw:textarea-vertical-align="middle"/>
    </style:style>
    <style:style style:name="gr3" style:family="graphic" style:parent-style-name="standard">
      <style:graphic-properties svg:stroke-width="0.018cm" svg:stroke-color="#000000" draw:marker-start-width="0.227cm" draw:marker-end-width="0.227cm" svg:stroke-opacity="100%" draw:fill="none" draw:fill-color="#000000" draw:opacity="25%" draw:opacity-name="" draw:textarea-horizontal-align="justify" draw:textarea-vertical-align="middle" draw:auto-grow-height="false" fo:min-height="1.708cm" fo:min-width="1.458cm" fo:padding-top="0.134cm" fo:padding-bottom="0.134cm" fo:padding-left="0.259cm" fo:padding-right="0.259cm" draw:shadow="hidden" draw:shadow-color="#000000" draw:shadow-opacity="100%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355cm" fo:min-width="0.489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1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000000" draw:opacity="25%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style:font-name="P052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style:font-name="P052" fo:font-size="12pt"/>
    </style:style>
    <style:style style:name="T1" style:family="text">
      <style:text-properties style:font-name="P052"/>
    </style:style>
    <style:style style:name="T2" style:family="text">
      <style:text-properties style:text-position="-33% 58%" style:font-name="P052"/>
    </style:style>
    <style:style style:name="T3" style:family="text">
      <style:text-properties style:font-name="P0521" style:font-name-asian="P0521" style:font-name-complex="P0521"/>
    </style:style>
    <style:style style:name="T4" style:family="text">
      <style:text-properties style:text-position="-33% 58%" style:font-name="P052" style:font-name-asian="P0521" style:font-name-complex="P0521"/>
    </style:style>
    <style:style style:name="T5" style:family="text">
      <style:text-properties style:text-position="0% 100%" style:font-name="P052" style:font-name-asian="P0521" style:font-name-complex="P0521"/>
    </style:style>
    <style:style style:name="T6" style:family="text">
      <style:text-properties style:text-position="-33% 58%" style:font-name="P0521" style:font-name-asian="P0521" style:font-name-complex="P052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0.445cm" svg:y1="6.492cm" svg:x2="15.598cm" svg:y2="2.138cm" svg:d="M445 6492c11365 0 3789-4354 15153-4354" svg:viewBox="0 0 15154 4355">
          <text:p/>
        </draw:connector>
        <draw:line draw:style-name="gr2" draw:text-style-name="P1" draw:layer="layout" svg:x1="15.748cm" svg:y1="2.159cm" svg:x2="16.891cm" svg:y2="2.159cm">
          <text:p/>
        </draw:line>
        <draw:custom-shape draw:style-name="gr3" draw:text-style-name="P2" draw:layer="layout" svg:width="2.794cm" svg:height="2.794cm" svg:x="3.302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127cm" svg:height="0.127cm" svg:x="4.699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5" draw:layer="layout" svg:width="0.9cm" svg:height="0.852cm" svg:x="4.318cm" svg:y="6.35cm">
          <draw:text-box>
            <text:p text:style-name="P4"><text:span text:style-name="T1">x</text:span><text:span text:style-name="T2">0</text:span></text:p>
          </draw:text-box>
        </draw:frame>
        <draw:custom-shape draw:style-name="gr6" draw:text-style-name="P6" draw:layer="layout" svg:width="1.397cm" svg:height="3.683cm" svg:x="10.414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27cm" svg:height="0.127cm" svg:x="11.049cm" svg:y="2.4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4.699cm" svg:y1="4.572cm" svg:x2="5.969cm" svg:y2="4.572cm">
          <text:p/>
        </draw:line>
        <draw:line draw:style-name="gr7" draw:text-style-name="P1" draw:layer="layout" svg:x1="4.699cm" svg:y1="4.445cm" svg:x2="4.699cm" svg:y2="4.699cm">
          <text:p/>
        </draw:line>
        <draw:line draw:style-name="gr7" draw:text-style-name="P1" draw:layer="layout" svg:x1="5.969cm" svg:y1="4.445cm" svg:x2="5.969cm" svg:y2="4.699cm">
          <text:p/>
        </draw:line>
        <draw:frame draw:style-name="gr8" draw:text-style-name="P8" draw:layer="layout" svg:width="1.43cm" svg:height="0.765cm" svg:x="4.572cm" svg:y="3.934cm">
          <draw:text-box>
            <text:p text:style-name="P7"><text:span text:style-name="T3">ε</text:span><text:span text:style-name="T4">0</text:span><text:span text:style-name="T5">(x</text:span><text:span text:style-name="T4">0</text:span><text:span text:style-name="T5">)</text:span></text:p>
          </draw:text-box>
        </draw:frame>
        <draw:frame draw:style-name="gr5" draw:text-style-name="P8" draw:layer="layout" svg:width="1.226cm" svg:height="0.765cm" svg:x="9.017cm" svg:y="1.397cm">
          <draw:text-box>
            <text:p text:style-name="P7"><text:span text:style-name="T3">ε</text:span><text:span text:style-name="T6">1</text:span><text:span text:style-name="T5">(</text:span><text:span text:style-name="T5">t</text:span><text:span text:style-name="T5">)</text:span></text:p>
          </draw:text-box>
        </draw:frame>
        <draw:frame draw:style-name="gr5" draw:text-style-name="P8" draw:layer="layout" svg:width="1.226cm" svg:height="0.765cm" svg:x="10.839cm" svg:y="4.569cm">
          <draw:text-box>
            <text:p text:style-name="P7"><text:span text:style-name="T3">ε</text:span><text:span text:style-name="T6">2</text:span><text:span text:style-name="T5">(t</text:span><text:span text:style-name="T5">)</text:span></text:p>
          </draw:text-box>
        </draw:frame>
        <draw:line draw:style-name="gr7" draw:text-style-name="P1" draw:layer="layout" svg:x1="11.049cm" svg:y1="4.572cm" svg:x2="11.811cm" svg:y2="4.572cm">
          <text:p/>
        </draw:line>
        <draw:line draw:style-name="gr7" draw:text-style-name="P1" draw:layer="layout" svg:x1="11.811cm" svg:y1="4.445cm" svg:x2="11.811cm" svg:y2="4.699cm">
          <text:p/>
        </draw:line>
        <draw:line draw:style-name="gr7" draw:text-style-name="P1" draw:layer="layout" svg:x1="10.16cm" svg:y1="2.667cm" svg:x2="9.906cm" svg:y2="2.667cm">
          <text:p/>
        </draw:line>
        <draw:line draw:style-name="gr7" draw:text-style-name="P1" draw:layer="layout" svg:x1="10.033cm" svg:y1="2.667cm" svg:x2="10.033cm" svg:y2="0.635cm">
          <text:p/>
        </draw:line>
        <draw:line draw:style-name="gr7" draw:text-style-name="P1" draw:layer="layout" svg:x1="11.049cm" svg:y1="4.445cm" svg:x2="11.049cm" svg:y2="4.699cm">
          <text:p/>
        </draw:line>
        <draw:line draw:style-name="gr7" draw:text-style-name="P1" draw:layer="layout" svg:x1="10.16cm" svg:y1="0.635cm" svg:x2="9.906cm" svg:y2="0.6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0521" svg:font-family="P052"/>
    <style:font-face style:name="P052" svg:font-family="P05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17cm" fo:page-height="7.8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1:48:40.690778284</meta:creation-date>
    <dc:date>2021-07-02T12:04:56.004557035</dc:date>
    <meta:editing-duration>PT16M13S</meta:editing-duration>
    <meta:editing-cycles>8</meta:editing-cycles>
    <meta:generator>LibreOffice/6.4.7.2$Linux_X86_64 LibreOffice_project/40$Build-2</meta:generator>
    <meta:document-statistic meta:object-count="19"/>
  </office:meta>
</office:document-meta>
</file>